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6">
      <style:text-properties fo:font-size="11pt" style:font-size-asian="11pt" style:font-size-complex="11pt"/>
    </style:style>
    <style:style style:name="P3" style:family="paragraph" style:parent-style-name="Standard" style:list-style-name="L1">
      <style:text-properties fo:font-size="11pt" style:font-size-asian="11pt" style:font-size-complex="11pt"/>
    </style:style>
    <style:style style:name="P4" style:family="paragraph" style:parent-style-name="Standard" style:list-style-name="L2">
      <style:text-properties fo:font-size="11pt" style:font-size-asian="11pt" style:font-size-complex="11pt"/>
    </style:style>
    <style:style style:name="P5" style:family="paragraph" style:parent-style-name="Standard" style:list-style-name="L7">
      <style:text-properties fo:font-size="11pt" style:font-size-asian="11pt" style:font-size-complex="11pt"/>
    </style:style>
    <style:style style:name="P6" style:family="paragraph" style:parent-style-name="Standard" style:list-style-name="L3">
      <style:text-properties fo:font-size="11pt" style:font-size-asian="11pt" style:font-size-complex="11pt"/>
    </style:style>
    <style:style style:name="P7" style:family="paragraph" style:parent-style-name="Standard" style:list-style-name="L8">
      <style:text-properties fo:font-size="11pt" style:font-size-asian="11pt" style:font-size-complex="11pt"/>
    </style:style>
    <style:style style:name="P8" style:family="paragraph" style:parent-style-name="Standard" style:list-style-name="L5">
      <style:text-properties fo:font-size="11pt" style:font-size-asian="11pt" style:font-size-complex="11pt"/>
    </style:style>
    <style:style style:name="P9" style:family="paragraph" style:parent-style-name="Standard" style:list-style-name="L4">
      <style:text-properties fo:font-size="11pt" style:font-size-asian="11pt" style:font-size-complex="11pt"/>
    </style:style>
    <style:style style:name="P10" style:family="paragraph" style:parent-style-name="Standard" style:list-style-name="L11">
      <style:text-properties fo:font-size="11pt" style:font-size-asian="11pt" style:font-size-complex="11pt"/>
    </style:style>
    <style:style style:name="P11" style:family="paragraph" style:parent-style-name="Standard" style:list-style-name="L10">
      <style:text-properties fo:font-size="11pt" style:font-size-asian="11pt" style:font-size-complex="11pt"/>
    </style:style>
    <style:style style:name="P12" style:family="paragraph" style:parent-style-name="Standard" style:list-style-name="L9">
      <style:text-properties fo:font-size="11pt" style:font-size-asian="11pt" style:font-size-complex="11pt"/>
    </style:style>
    <style:style style:name="P1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tyle="italic" style:font-style-asian="italic" style:font-style-complex="italic"/>
    </style:style>
    <style:style style:name="P14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slide</text:p>
      <text:list xml:id="list960446038" text:style-name="L1">
        <text:list-item>
          <text:p text:style-name="P3">PTG focus: 1. publishing platforms; 2. developing community-based tools for scholarly publishing; 3. development support for all of MPublishing</text:p>
        </text:list-item>
      </text:list>
      <text:p text:style-name="P1"/>
      <text:p text:style-name="P1">Slide 1: What is Pancreapedia?</text:p>
      <text:list xml:id="list1006257289" text:style-name="L2">
        <text:list-item>
          <text:p text:style-name="P4">Expedite research by providing access to research methods, relevant reference material</text:p>
        </text:list-item>
        <text:list-item>
          <text:p text:style-name="P4">Peer reviewed &amp; non- peer review content, and community tools</text:p>
        </text:list-item>
      </text:list>
      <text:p text:style-name="P1"/>
      <text:p text:style-name="P1">Slide 2: Features of Pancreapedia</text:p>
      <text:list xml:id="list772980161" text:style-name="L3">
        <text:list-item>
          <text:p text:style-name="P6">Reviews: comprehensive summary of relevant topics (e.g., history, important publications)</text:p>
        </text:list-item>
        <text:list-item>
          <text:p text:style-name="P6">Pathways: explore how pancreas &amp; rest of body communicate and function; mechanisms behind pathologies of pancreas</text:p>
        </text:list-item>
        <text:list-item>
          <text:p text:style-name="P6">Molecultes, cell structures and research tools</text:p>
        </text:list-item>
        <text:list-item>
          <text:p text:style-name="P6">Community section – member directory, events pages and job listings</text:p>
        </text:list-item>
      </text:list>
      <text:p text:style-name="P1"/>
      <text:p text:style-name="P1">Slide 3: Why exocrine pancreas?</text:p>
      <text:list xml:id="list1386541671" text:style-name="L4">
        <text:list-item>
          <text:p text:style-name="P9">Unique diseases (e.g., pancreatic cancer, pancreatitis, diabetes)</text:p>
        </text:list-item>
        <text:list-item>
          <text:p text:style-name="P9">Two distinct sets of functions</text:p>
          <text:list>
            <text:list-item>
              <text:p text:style-name="P9"><text:span text:style-name="T1">Endocrine</text:span>: hormones like insulin</text:p>
            </text:list-item>
            <text:list-item>
              <text:p text:style-name="P9"><text:span text:style-name="T1">Exocrine</text:span>: enzymes digestion food</text:p>
            </text:list-item>
          </text:list>
        </text:list-item>
        <text:list-item>
          <text:p text:style-name="P9">Research distinct for both</text:p>
          <text:list>
            <text:list-item>
              <text:p text:style-name="P9">Own journals, grants, conferences</text:p>
            </text:list-item>
          </text:list>
        </text:list-item>
        <text:list-item>
          <text:p text:style-name="P9">Endocrine community smaller (~1-2K), unmet needs (E.g., book on methods, directory of researchers)</text:p>
        </text:list-item>
      </text:list>
      <text:p text:style-name="P1"/>
      <text:p text:style-name="P1">Slide 4: Inception</text:p>
      <text:list xml:id="list1466695494" text:style-name="L5">
        <text:list-item>
          <text:p text:style-name="P8">Dr. John Williams completed 21yrs as chair of Dept. of Molecular &amp; Integrative Physiology</text:p>
          <text:list>
            <text:list-item>
              <text:p text:style-name="P8">Looking for project</text:p>
            </text:list-item>
          </text:list>
        </text:list-item>
        <text:list-item>
          <text:p text:style-name="P8">Talking to colleages</text:p>
          <text:list>
            <text:list-item>
              <text:p text:style-name="P8">2009, meeting, coined “Pancreapedia”</text:p>
            </text:list-item>
          </text:list>
        </text:list-item>
        <text:list-item>
          <text:p text:style-name="P8">Merle, librarian at Health Sciences Libraries</text:p>
          <text:list>
            <text:list-item>
              <text:p text:style-name="P8">Enthusiastic; introduced colleages @ MPub</text:p>
            </text:list-item>
          </text:list>
        </text:list-item>
      </text:list>
      <text:p text:style-name="P1"/>
      <text:p text:style-name="P1">Slide 5: Development</text:p>
      <text:list xml:id="list457391502" text:style-name="L6">
        <text:list-item>
          <text:p text:style-name="P2">2009, student group at SI created prototype in Drupal</text:p>
        </text:list-item>
        <text:list-item>
          <text:p text:style-name="P2">Early 2010, MPub agreed to develop &amp; host site</text:p>
          <text:list>
            <text:list-item>
              <text:p text:style-name="P2">Devon Persing</text:p>
            </text:list-item>
          </text:list>
        </text:list-item>
        <text:list-item>
          <text:p text:style-name="P2">Simultaneously, promoting at conferences, meetings</text:p>
          <text:list>
            <text:list-item>
              <text:p text:style-name="P2">Created editorial board ~50ppl</text:p>
            </text:list-item>
          </text:list>
        </text:list-item>
        <text:list-item>
          <text:p text:style-name="P2">Considerable dev effort, launch early 2012</text:p>
        </text:list-item>
      </text:list>
      <text:p text:style-name="P1"/>
      <text:p text:style-name="P1">Slide 6: Publishing</text:p>
      <text:list xml:id="list159818891" text:style-name="L7">
        <text:list-item>
          <text:p text:style-name="P5">Major challenge in getting content contributed</text:p>
          <text:list>
            <text:list-item>
              <text:p text:style-name="P5">Long tradition of publishing in more tradition journals</text:p>
            </text:list-item>
            <text:list-item>
              <text:p text:style-name="P5">Ties to hiring, tenure, reputation</text:p>
            </text:list-item>
            <text:list-item>
              <text:p text:style-name="P5">Challenge to demonstrate Panc series publisher</text:p>
              <text:list>
                <text:list-item>
                  <text:p text:style-name="P5">DOI</text:p>
                </text:list-item>
              </text:list>
            </text:list-item>
          </text:list>
        </text:list-item>
      </text:list>
      <text:p text:style-name="P1"/>
      <text:p text:style-name="P1">Slide 7: 80% curration, 20% social networking</text:p>
      <text:list xml:id="list1036846472" text:style-name="L8">
        <text:list-item>
          <text:p text:style-name="P7">Content contributed takes work</text:p>
        </text:list-item>
        <text:list-item>
          <text:p text:style-name="P7">Dr. Williams &amp; editorial board (1) decide content, (2) identify contributors, (3) contact contributors, and (4) mount </text:p>
        </text:list-item>
      </text:list>
      <text:p text:style-name="P1"/>
      <text:p text:style-name="P1">Slide 8: Building community &amp; content</text:p>
      <text:list xml:id="list802703932" text:style-name="L9">
        <text:list-item>
          <text:p text:style-name="P12">Building community by asking ppl sign up</text:p>
          <text:list>
            <text:list-item>
              <text:p text:style-name="P12">Conferences, labs, emailing indiv, asking PIs to sign up lab</text:p>
            </text:list-item>
          </text:list>
        </text:list-item>
      </text:list>
      <text:p text:style-name="P1"/>
      <text:p text:style-name="P1">Slide 9: Current users &amp; content</text:p>
      <text:list xml:id="list526814629" text:style-name="L10">
        <text:list-item>
          <text:p text:style-name="P11">Working hard 400 users -&gt; 1000-2000 potential users</text:p>
        </text:list-item>
        <text:list-item>
          <text:p text:style-name="P11">B/c directory &amp; social tools, as well as content -&gt; tipping point</text:p>
          <text:list>
            <text:list-item>
              <text:p text:style-name="P11">Panc will be the go-to place </text:p>
            </text:list-item>
            <text:list-item>
              <text:p text:style-name="P11">Promote itself</text:p>
            </text:list-item>
          </text:list>
        </text:list-item>
      </text:list>
      <text:p text:style-name="P1"/>
      <text:p text:style-name="P1">Slide 10: Moving forward</text:p>
      <text:list xml:id="list2037837588" text:style-name="L11">
        <text:list-item>
          <text:p text:style-name="P10">Process building Panc + community bottom-up</text:p>
          <text:list>
            <text:list-item>
              <text:p text:style-name="P10">Not mandated funding/external agency</text:p>
            </text:list-item>
            <text:list-item>
              <text:p text:style-name="P10">Researcher scratching real itch in his community</text:p>
            </text:list-item>
          </text:list>
        </text:list-item>
        <text:list-item>
          <text:p text:style-name="P10">Panc remains responsive to needs of users &amp; provide sustainable community-based publishing model (hopefully emulated other communiti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text-properties fo:font-size="14pt" style:font-size-asian="14pt" style:font-size-complex="14pt"/>
    </style:style>
    <style:style style:name="MP2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ancreapedia: Building an Online Pancreatic Research Community</text:h>
        <text:p text:style-name="MP2">MLibrary Lightning Talks, July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yan Smith</meta:initial-creator>
    <meta:creation-date>2012-07-26T00:17:26</meta:creation-date>
    <dc:date>2012-07-26T00:40:44</dc:date>
    <dc:creator>Bryan Smith</dc:creator>
    <meta:editing-duration>PT00H23M21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56" meta:word-count="424" meta:character-count="2697"/>
  </office:meta>
</office:document-meta>
</file>